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5c8526" draw:textarea-horizontal-align="justify" draw:textarea-vertical-align="middle" draw:auto-grow-height="false"/>
    </style:style>
    <style:style style:name="gr2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fill-color="#006b6b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8.509cm" svg:height="4.699cm" svg:x="5.826cm" svg:y="15.986cm">
          <text:p text:style-name="P1">TRInterfa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445cm" svg:height="1.905cm" svg:x="19.796cm" svg:y="1.889cm">
          <text:p text:style-name="P1">ROOTR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7.112cm" svg:height="4.699cm" svg:x="2.096cm" svg:y="1.635cm">
          <text:p text:style-name="P1">RO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6.604cm" svg:height="4.191cm" svg:x="19.542cm" svg:y="9.89cm">
          <text:p text:style-name="P1">Rcpp/RInsi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6.223cm" svg:height="3.683cm" svg:x="19.749cm" svg:y="4.803cm">
          <text:p text:style-name="P1">R (Interpreter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" draw:id="id7" draw:layer="layout" svg:width="6.223cm" svg:height="4.191cm" svg:x="2.524cm" svg:y="7.604cm">
          <text:p text:style-name="P1">ROOT's Interpre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6" draw:id="id6" draw:layer="layout" svg:width="5.842cm" svg:height="3.81cm" svg:x="11.875cm" svg:y="7.858cm">
          <text:p text:style-name="P1">ROOT's Datatyp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22.861cm" svg:y1="8.486cm" svg:x2="22.844cm" svg:y2="9.89cm" draw:start-shape="id1" draw:start-glue-point="8" draw:end-shape="id2" draw:end-glue-point="4" svg:d="m22861 8486v702h-17v702" svg:viewBox="0 0 18 1405">
          <text:p/>
        </draw:connector>
        <draw:custom-shape draw:style-name="gr4" draw:text-style-name="P1" xml:id="id4" draw:id="id4" draw:layer="layout" svg:width="6.477cm" svg:height="3.683cm" svg:x="19.629cm" svg:y="15.758cm">
          <text:p text:style-name="P1">Rcpp's Datatyp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4.335cm" svg:y1="18.336cm" svg:x2="19.629cm" svg:y2="17.599cm" draw:start-shape="id3" draw:start-glue-point="10" draw:end-shape="id4" draw:end-glue-point="6" svg:d="m14335 18336h2647v-737h2647" svg:viewBox="0 0 5295 738">
          <text:p/>
        </draw:connector>
        <draw:connector draw:style-name="gr7" draw:text-style-name="P1" draw:layer="layout" svg:x1="22.868cm" svg:y1="15.758cm" svg:x2="22.844cm" svg:y2="14.081cm" draw:start-shape="id4" draw:start-glue-point="4" draw:end-shape="id2" draw:end-glue-point="8" svg:d="m22868 15758v-839h-24v-838" svg:viewBox="0 0 25 1678">
          <text:p/>
        </draw:connector>
        <draw:custom-shape draw:style-name="gr8" draw:text-style-name="P1" xml:id="id5" draw:id="id5" draw:layer="layout" svg:width="5.842cm" svg:height="2.794cm" svg:x="11.795cm" svg:y="13.065cm">
          <text:p text:style-name="P1">TRObjectProx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4.716cm" svg:y1="13.065cm" svg:x2="14.796cm" svg:y2="11.668cm" draw:start-shape="id5" draw:start-glue-point="4" draw:end-shape="id6" draw:end-glue-point="8" svg:d="m14716 13065v-698h80v-699" svg:viewBox="0 0 81 1398">
          <text:p/>
        </draw:connector>
        <draw:connector draw:style-name="gr9" draw:text-style-name="P1" draw:layer="layout" draw:line-skew="0.698cm" svg:x1="13.089cm" svg:y1="16.674cm" svg:x2="14.716cm" svg:y2="15.859cm" draw:start-shape="id3" draw:start-glue-point="11" draw:end-shape="id5" draw:end-glue-point="8" svg:d="m13089 16674v-53h1627v-762" svg:viewBox="0 0 1628 816">
          <text:p/>
        </draw:connector>
        <draw:connector draw:style-name="gr9" draw:text-style-name="P1" draw:layer="layout" draw:line-skew="-1.524cm" svg:x1="12.73cm" svg:y1="11.11cm" svg:x2="10.08cm" svg:y2="15.986cm" draw:start-shape="id6" draw:start-glue-point="7" draw:end-shape="id3" svg:d="m12730 11110v1193h-2650v3683" svg:viewBox="0 0 2651 4877">
          <text:p/>
        </draw:connector>
        <draw:connector draw:style-name="gr7" draw:text-style-name="P1" draw:layer="layout" svg:x1="8.747cm" svg:y1="9.7cm" svg:x2="11.875cm" svg:y2="9.763cm" draw:start-shape="id7" draw:start-glue-point="10" draw:end-shape="id6" draw:end-glue-point="6" svg:d="m8747 9700h1564v63h1564" svg:viewBox="0 0 3129 64">
          <text:p/>
        </draw:connector>
        <draw:connector draw:style-name="gr7" draw:text-style-name="P1" draw:layer="layout" svg:x1="5.636cm" svg:y1="11.795cm" svg:x2="7.072cm" svg:y2="16.674cm" draw:start-shape="id7" draw:start-glue-point="8" draw:end-shape="id3" draw:end-glue-point="5" svg:d="m5636 11795v2095h1436v2784" svg:viewBox="0 0 1437 4880">
          <text:p/>
        </draw:connector>
        <draw:connector draw:style-name="gr7" draw:text-style-name="P1" draw:layer="layout" svg:x1="5.636cm" svg:y1="7.604cm" svg:x2="5.652cm" svg:y2="6.334cm" draw:start-shape="id7" draw:start-glue-point="4" draw:end-shape="id8" draw:end-glue-point="8" svg:d="m5636 7604v-635h16v-635" svg:viewBox="0 0 17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5T18:11:27</meta:creation-date>
    <dc:date>2013-05-03T15:28:20</dc:date>
    <meta:editing-duration>PT12M32S</meta:editing-duration>
    <meta:editing-cycles>8</meta:editing-cycles>
    <meta:generator>LibreOffice/4.0.0.3$Linux_X86_64 LibreOffice_project/400m0$Build-103</meta:generator>
    <meta:document-statistic meta:object-count="18"/>
  </office:meta>
</office:document-meta>
</file>